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document</text:p>
      <text:p text:style-name="Standard"/>
      <text:p text:style-name="Standard">HEY SCO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feffer</meta:initial-creator>
    <meta:creation-date>2014-07-15T12:27:44</meta:creation-date>
    <dc:date>2014-07-15T12:34:25</dc:date>
    <dc:creator>David Pfeffer</dc:creator>
    <meta:editing-duration>PT16S</meta:editing-duration>
    <meta:editing-cycles>2</meta:editing-cycles>
    <meta:generator>OpenOffice/4.0.1$Unix OpenOffice.org_project/401m5$Build-9714</meta:generator>
    <meta:document-statistic meta:table-count="0" meta:image-count="0" meta:object-count="0" meta:page-count="1" meta:paragraph-count="2" meta:word-count="7" meta:character-count="32"/>
  </office:meta>
</office:document-meta>
</file>